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ulka1" style:family="table">
      <style:table-properties style:width="12.799cm" table:align="margins"/>
    </style:style>
    <style:style style:name="Tabulka1.A" style:family="table-column">
      <style:table-column-properties style:column-width="4.265cm" style:rel-column-width="21838*"/>
    </style:style>
    <style:style style:name="Tabulka1.B" style:family="table-column">
      <style:table-column-properties style:column-width="4.267cm" style:rel-column-width="21848*"/>
    </style:style>
    <style:style style:name="Tabulka1.C" style:family="table-column">
      <style:table-column-properties style:column-width="4.267cm" style:rel-column-width="21849*"/>
    </style:style>
    <style:style style:name="Tabulka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ulka2" style:family="table">
      <style:table-properties style:width="12.799cm" style:rel-width="100%" table:align="left"/>
    </style:style>
    <style:style style:name="Tabulka2.A" style:family="table-column">
      <style:table-column-properties style:column-width="2.342cm" style:rel-column-width="1328*"/>
    </style:style>
    <style:style style:name="Tabulka2.B" style:family="table-column">
      <style:table-column-properties style:column-width="3.313cm" style:rel-column-width="1878*"/>
    </style:style>
    <style:style style:name="Tabulka2.C" style:family="table-column">
      <style:table-column-properties style:column-width="3.307cm" style:rel-column-width="1875*"/>
    </style:style>
    <style:style style:name="Tabulka2.D" style:family="table-column">
      <style:table-column-properties style:column-width="3.836cm" style:rel-column-width="2175*"/>
    </style:style>
    <style:style style:name="Tabulka2.A1" style:family="table-cell">
      <style:table-cell-properties style:vertical-align="middle" fo:padding="0.049cm" fo:border-left="0.002cm solid #000000" fo:border-right="none" fo:border-top="0.002cm solid #000000" fo:border-bottom="0.002cm solid #000000"/>
    </style:style>
    <style:style style:name="Tabulka2.D1" style:family="table-cell">
      <style:table-cell-properties style:vertical-align="middle" fo:padding="0.049cm" fo:border="0.002cm solid #000000"/>
    </style:style>
    <style:style style:name="Tabulka2.A2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abulka2.B2" style:family="table-cell">
      <style:table-cell-properties style:vertical-align="middle" fo:padding-left="0.049cm" fo:padding-right="0.6cm" fo:padding-top="0.049cm" fo:padding-bottom="0.049cm" fo:border-left="0.002cm solid #000000" fo:border-right="none" fo:border-top="none" fo:border-bottom="0.002cm solid #000000"/>
    </style:style>
    <style:style style:name="Tabulka2.D2" style:family="table-cell" style:data-style-name="N0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Tabulka2.4" style:family="table-row">
      <style:table-row-properties style:min-row-height="0.6cm"/>
    </style:style>
    <style:style style:name="Tabulka2.D5" style:family="table-cell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Tabulka3" style:family="table">
      <style:table-properties style:width="12.799cm" table:align="margins"/>
    </style:style>
    <style:style style:name="Tabulka3.A" style:family="table-column">
      <style:table-column-properties style:column-width="12.799cm" style:rel-column-width="65535*"/>
    </style:style>
    <style:style style:name="Tabulka3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Century Schoolbook L" fo:font-size="12pt" style:font-size-asian="12pt" style:font-size-complex="12pt"/>
    </style:style>
    <style:style style:name="P3" style:family="paragraph" style:parent-style-name="Table_20_Contents">
      <style:paragraph-properties fo:text-align="end" style:justify-single-word="false"/>
      <style:text-properties style:font-name="Century Schoolbook L"/>
    </style:style>
    <style:style style:name="P4" style:family="paragraph" style:parent-style-name="Table_20_Contents">
      <style:paragraph-properties fo:text-align="center" style:justify-single-word="false"/>
      <style:text-properties style:font-name="Century Schoolbook L" fo:font-size="14pt" style:font-size-asian="14pt" style:font-size-complex="14pt"/>
    </style:style>
    <style:style style:name="P5" style:family="paragraph" style:parent-style-name="Table_20_Contents">
      <style:paragraph-properties fo:text-align="end" style:justify-single-word="false"/>
      <style:text-properties style:text-line-through-style="none" style:font-name="Century Schoolbook L"/>
    </style:style>
    <style:style style:name="P6" style:family="paragraph" style:parent-style-name="Table_20_Contents">
      <style:paragraph-properties fo:text-align="center" style:justify-single-word="false"/>
      <style:text-properties style:text-line-through-style="none" style:font-name="Century Schoolbook L" fo:font-size="12pt" style:font-size-asian="12pt" style:font-size-complex="12pt"/>
    </style:style>
    <style:style style:name="P7" style:family="paragraph" style:parent-style-name="Table_20_Heading">
      <style:paragraph-properties fo:text-align="center" style:justify-single-word="false"/>
      <style:text-properties style:font-name="Century Schoolbook L" fo:font-size="12pt" style:font-size-asian="12pt" style:font-size-complex="12pt"/>
    </style:style>
    <style:style style:name="P8" style:family="paragraph" style:parent-style-name="Heading">
      <style:paragraph-properties fo:text-align="center" style:justify-single-word="false"/>
      <style:text-properties style:font-name="Century Schoolbook L" fo:font-size="38pt" style:font-size-asian="38pt" style:font-size-complex="38pt"/>
    </style:style>
    <style:style style:name="P9" style:family="paragraph" style:parent-style-name="Text_20_body">
      <style:paragraph-properties fo:line-height="100%" fo:text-align="start" style:justify-single-word="false"/>
    </style:style>
    <style:style style:name="P10" style:family="paragraph" style:parent-style-name="Text_20_body">
      <style:paragraph-properties fo:line-height="100%"/>
      <style:text-properties style:font-name="Century Schoolbook L" fo:font-size="12pt" style:font-size-asian="12pt" style:font-size-complex="12pt"/>
    </style:style>
    <style:style style:name="P11" style:family="paragraph" style:parent-style-name="Text_20_body">
      <style:paragraph-properties fo:line-height="100%" fo:text-align="start" style:justify-single-word="false"/>
      <style:text-properties style:font-name="Century Schoolbook L"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Century Schoolbook 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line-height="150%" fo:text-align="center" style:justify-single-word="false"/>
      <style:text-properties style:font-name="Century Schoolbook L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4" style:family="paragraph" style:parent-style-name="Heading_20_3">
      <style:text-properties style:font-name="Century Schoolbook L" fo:font-size="12pt" style:font-size-asian="12pt" style:font-size-complex="12pt"/>
    </style:style>
    <style:style style:name="P15" style:family="paragraph" style:parent-style-name="Table_20_Contents">
      <style:paragraph-properties fo:text-align="end" style:justify-single-word="false"/>
      <style:text-properties style:font-name="Century Schoolbook L"/>
    </style:style>
    <style:style style:name="P16" style:family="paragraph" style:parent-style-name="Table_20_Contents">
      <style:paragraph-properties fo:text-align="end" style:justify-single-word="false"/>
      <style:text-properties style:text-line-through-style="none" style:font-name="Century Schoolbook L"/>
    </style:style>
    <style:style style:name="T1" style:family="text">
      <style:text-properties style:font-name="Century Schoolbook L"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ulka1" table:style-name="Tabulka1">
        <table:table-column table:style-name="Tabulka1.A"/>
        <table:table-column table:style-name="Tabulka1.B"/>
        <table:table-column table:style-name="Tabulka1.C"/>
        <table:table-row>
          <table:table-cell table:style-name="Tabulka1.A1" office:value-type="string">
            <text:p text:style-name="P1"><draw:frame draw:style-name="fr1" draw:name="obrázky2" text:anchor-type="paragraph" svg:width="2.75cm" svg:height="2.499cm" draw:z-index="1"><draw:image xlink:href="../snek.png" xlink:type="simple" xlink:show="embed" xlink:actuate="onLoad"/></draw:frame></text:p>
          </table:table-cell>
          <table:table-cell table:style-name="Tabulka1.A1" office:value-type="string">
            <text:p text:style-name="P1"><draw:frame draw:style-name="fr1" draw:name="obrázky3" text:anchor-type="paragraph" svg:width="2.529cm" svg:height="2.499cm" draw:z-index="2"><draw:image xlink:href="../micky.png" xlink:type="simple" xlink:show="embed" xlink:actuate="onLoad"/></draw:frame></text:p>
          </table:table-cell>
          <table:table-cell table:style-name="Tabulka1.A1" office:value-type="string">
            <text:p text:style-name="P1"><draw:frame draw:style-name="fr1" draw:name="obrázky1" text:anchor-type="paragraph" svg:width="2.671cm" svg:height="2.499cm" draw:z-index="0"><draw:image xlink:href="../kuzely.png" xlink:type="simple" xlink:show="embed" xlink:actuate="onLoad"/></draw:frame></text:p>
          </table:table-cell>
        </table:table-row>
      </table:table>
      <text:p text:style-name="P8">Žonglování v Ulitě</text:p>
      <text:p text:style-name="P11"/>
      <text:p text:style-name="P9"><text:span text:style-name="T1">Přijít mohou začínající i zkušení žongléři a žonglérky. Pro širokou veřejnost budou k dispozici míčky a kužely k zapůjčení. Žonglovat se může naučit </text:span><text:span text:style-name="Strong_20_Emphasis"><text:span text:style-name="T1">opravdu každý</text:span></text:span><text:span text:style-name="T1">. </text:span></text:p>
      <text:p text:style-name="P14"/>
      <text:p text:style-name="P14">Místo konání</text:p>
      <text:p text:style-name="P10">Ulita - dům dětí a mládeže<text:line-break/>Na Balkáně 100, Praha 3, 130 00<text:line-break/>Telefon: 271 771 025</text:p>
      <text:p text:style-name="Heading_20_3">Termíny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>
          <table:table-cell table:style-name="Tabulka2.A1" office:value-type="string">
            <text:p text:style-name="P7">Den</text:p>
          </table:table-cell>
          <table:table-cell table:style-name="Tabulka2.A1" office:value-type="string">
            <text:p text:style-name="P7">Datum</text:p>
          </table:table-cell>
          <table:table-cell table:style-name="Tabulka2.A1" office:value-type="string">
            <text:p text:style-name="P7">Čas [Hod]</text:p>
          </table:table-cell>
          <table:table-cell table:style-name="Tabulka2.D1" office:value-type="string">
            <text:p text:style-name="P7">Vstupné [Kč]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string">
            <text:p text:style-name="P3">13. 11. 2011</text:p>
          </table:table-cell>
          <table:table-cell table:style-name="Tabulka2.A2" office:value-type="string">
            <text:p text:style-name="P2">15 - 19</text:p>
          </table:table-cell>
          <table:table-cell table:style-name="Tabulka2.D2" office:value-type="float" office:value="50">
            <text:p text:style-name="P2">50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string">
            <text:p text:style-name="P5">4. 12. 2011</text:p>
          </table:table-cell>
          <table:table-cell table:style-name="Tabulka2.A2" office:value-type="string">
            <text:p text:style-name="P2">15 - 19</text:p>
          </table:table-cell>
          <table:table-cell table:style-name="Tabulka2.D2" office:value-type="float" office:value="50">
            <text:p text:style-name="P2">50</text:p>
          </table:table-cell>
        </table:table-row>
        <table:table-row table:style-name="Tabulka2.4">
          <table:table-cell table:style-name="Tabulka2.A2" office:value-type="string">
            <text:p text:style-name="P2">Neděle</text:p>
          </table:table-cell>
          <table:table-cell table:style-name="Tabulka2.B2" office:value-type="string">
            <text:p text:style-name="P5">15. 1. 2011</text:p>
          </table:table-cell>
          <table:table-cell table:style-name="Tabulka2.A2" office:value-type="string">
            <text:p text:style-name="P2">15 - 19</text:p>
          </table:table-cell>
          <table:table-cell table:style-name="Tabulka2.D2" office:value-type="float" office:value="50">
            <text:p text:style-name="P2">50</text:p>
          </table:table-cell>
        </table:table-row>
        <table:table-row>
          <table:table-cell table:style-name="Tabulka2.A2" office:value-type="string">
            <text:p text:style-name="P6">Neděle</text:p>
          </table:table-cell>
          <table:table-cell table:style-name="Tabulka2.B2" office:value-type="string">
            <text:p text:style-name="P5">5. 2. 2011</text:p>
          </table:table-cell>
          <table:table-cell table:style-name="Tabulka2.A2" office:value-type="string">
            <text:p text:style-name="P2">15 - 19</text:p>
          </table:table-cell>
          <table:table-cell table:style-name="Tabulka2.D5" office:value-type="string">
            <text:p text:style-name="P6">50</text:p>
          </table:table-cell>
        </table:table-row>
      </table:table>
      <text:p text:style-name="P12"><draw:frame draw:style-name="fr2" draw:name="obrázky4" text:anchor-type="paragraph" svg:x="4.66cm" svg:y="0.27cm" svg:width="3.341cm" svg:height="2cm" draw:z-index="3"><draw:image xlink:href="../ulita-bw.png" xlink:type="simple" xlink:show="embed" xlink:actuate="onLoad"/></draw:frame></text:p>
      <table:table table:name="Tabulka3" table:style-name="Tabulka3">
        <table:table-column table:style-name="Tabulka3.A"/>
        <table:table-row>
          <table:table-cell table:style-name="Tabulka3.A1" office:value-type="string">
            <text:p text:style-name="P4"/>
            <text:p text:style-name="P4"/>
          </table:table-cell>
        </table:table-row>
      </table:table>
      <text:p text:style-name="P13">www.zonglovani.info/uli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list-style-name="" style:class="text">
      <style:paragraph-properties fo:margin-top="0.101cm" fo:margin-bottom="0.101cm" style:shadow="none" style:join-border="false"/>
      <style:text-properties style:font-name="Liberation Serif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799cm" fo:page-height="20.999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0-12T17:41:10</meta:creation-date>
    <dc:date>2011-11-02T19:14:50</dc:date>
    <meta:editing-duration>PT1H42M47S</meta:editing-duration>
    <meta:editing-cycles>30</meta:editing-cycles>
    <meta:generator>LibreOffice/3.3$Linux LibreOffice_project/330m19$Build-8</meta:generator>
    <meta:document-statistic meta:table-count="3" meta:image-count="4" meta:object-count="0" meta:page-count="1" meta:paragraph-count="26" meta:word-count="87" meta:character-count="438"/>
    <meta:user-defined meta:name="Informace 1"/>
    <meta:user-defined meta:name="Informace 2"/>
    <meta:user-defined meta:name="Informace 3"/>
    <meta:user-defined meta:name="Informace 4"/>
  </office:meta>
</office:document-meta>
</file>